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Lucida Sans" svg:font-family="'Lucida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0.3201in"/>
    </style:style>
    <style:style style:name="co3" style:family="table-column">
      <style:table-column-properties fo:break-before="auto" style:column-width="0.3709in"/>
    </style:style>
    <style:style style:name="co4" style:family="table-column">
      <style:table-column-properties fo:break-before="auto" style:column-width="0.4874in"/>
    </style:style>
    <style:style style:name="co5" style:family="table-column">
      <style:table-column-properties fo:break-before="auto" style:column-width="0.4126in"/>
    </style:style>
    <style:style style:name="co6" style:family="table-column">
      <style:table-column-properties fo:break-before="auto" style:column-width="0.3374in"/>
    </style:style>
    <style:style style:name="co7" style:family="table-column">
      <style:table-column-properties fo:break-before="auto" style:column-width="0.2618in"/>
    </style:style>
    <style:style style:name="co8" style:family="table-column">
      <style:table-column-properties fo:break-before="auto" style:column-width="0.2953in"/>
    </style:style>
    <style:style style:name="co9" style:family="table-column">
      <style:table-column-properties fo:break-before="auto" style:column-width="0.7382in"/>
    </style:style>
    <style:style style:name="co10" style:family="table-column">
      <style:table-column-properties fo:break-before="auto" style:column-width="0.7882in"/>
    </style:style>
    <style:style style:name="co11" style:family="table-column">
      <style:table-column-properties fo:break-before="auto" style:column-width="0.7217in"/>
    </style:style>
    <style:style style:name="co12" style:family="table-column">
      <style:table-column-properties fo:break-before="auto" style:column-width="0.7717in"/>
    </style:style>
    <style:style style:name="co13" style:family="table-column">
      <style:table-column-properties fo:break-before="auto" style:column-width="1.1811in"/>
    </style:style>
    <style:style style:name="co14" style:family="table-column">
      <style:table-column-properties fo:break-before="auto" style:column-width="0.9937in"/>
    </style:style>
    <style:style style:name="co15" style:family="table-column">
      <style:table-column-properties fo:break-before="auto" style:column-width="1.0362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0.9807in"/>
    </style:style>
    <style:style style:name="co18" style:family="table-column">
      <style:table-column-properties fo:break-before="auto" style:column-width="1.2445in"/>
    </style:style>
    <style:style style:name="co19" style:family="table-column">
      <style:table-column-properties fo:break-before="auto" style:column-width="1.0693in"/>
    </style:style>
    <style:style style:name="co20" style:family="table-column">
      <style:table-column-properties fo:break-before="auto" style:column-width="0.2283in"/>
    </style:style>
    <style:style style:name="co21" style:family="table-column">
      <style:table-column-properties fo:break-before="auto" style:column-width="1.2535in"/>
    </style:style>
    <style:style style:name="co22" style:family="table-column">
      <style:table-column-properties fo:break-before="auto" style:column-width="0.3118in"/>
    </style:style>
    <style:style style:name="co23" style:family="table-column">
      <style:table-column-properties fo:break-before="auto" style:column-width="1.248in"/>
    </style:style>
    <style:style style:name="co24" style:family="table-column">
      <style:table-column-properties fo:break-before="auto" style:column-width="0.8807in"/>
    </style:style>
    <style:style style:name="co25" style:family="table-column">
      <style:table-column-properties fo:break-before="auto" style:column-width="0.8638in"/>
    </style:style>
    <style:style style:name="co26" style:family="table-column">
      <style:table-column-properties fo:break-before="auto" style:column-width="0.8134in"/>
    </style:style>
    <style:style style:name="co27" style:family="table-column">
      <style:table-column-properties fo:break-before="auto" style:column-width="1.0862in"/>
    </style:style>
    <style:style style:name="co28" style:family="table-column">
      <style:table-column-properties fo:break-before="auto" style:column-width="0.939in"/>
    </style:style>
    <style:style style:name="co29" style:family="table-column">
      <style:table-column-properties fo:break-before="auto" style:column-width="0.3591in"/>
    </style:style>
    <style:style style:name="co30" style:family="table-column">
      <style:table-column-properties fo:break-before="auto" style:column-width="0.2673in"/>
    </style:style>
    <style:style style:name="co31" style:family="table-column">
      <style:table-column-properties fo:break-before="auto" style:column-width="0.28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use-window-font-color="true"/>
    </style:style>
    <style:style style:name="ce4" style:family="table-cell" style:parent-style-name="Default" style:data-style-name="N5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nsolas" fo:language="none" fo:country="none" style:language-asian="none" style:country-asian="none" style:language-complex="none" style:country-complex="none" style:font-name-asian="Consolas" style:font-name-complex="Consolas"/>
    </style:style>
    <style:style style:name="T3" style:family="text">
      <style:text-properties style:font-name="Consolas" fo:font-size="10pt" fo:font-weight="normal" fo:font-style="normal" style:font-name-asian="Consolas" style:font-name-complex="Consolas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5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7" table:default-cell-style-name="ce2"/>
        <table:table-column table:style-name="co16" table:default-cell-style-name="ce2"/>
        <table:table-column table:style-name="co18" table:default-cell-style-name="ce4"/>
        <table:table-column table:style-name="co16" table:default-cell-style-name="Default"/>
        <table:table-row table:style-name="ro1">
          <table:table-cell table:style-name="Default" office:value-type="string" calcext:value-type="string">
            <text:p>Winner:</text:p>
          </table:table-cell>
          <table:table-cell table:style-name="Default" table:number-columns-repeated="2"/>
          <table:table-cell table:style-name="Default" office:value-type="string" calcext:value-type="string">
            <text:p>Detail:</text:p>
          </table:table-cell>
          <table:table-cell table:style-name="Default" table:number-columns-repeated="17"/>
          <table:table-cell/>
        </table:table-row>
        <table:table-row table:style-name="ro1">
          <table:table-cell table:style-name="Default" table:number-columns-repeated="21"/>
          <table:table-cell/>
        </table:table-row>
        <table:table-row table:style-name="ro1">
          <table:table-cell table:style-name="Default" office:value-type="string" calcext:value-type="string">
            <text:p>STANDINGS</text:p>
          </table:table-cell>
          <table:table-cell table:style-name="Default" table:number-columns-repeated="14"/>
          <table:table-cell table:style-name="Default" office:value-type="string" calcext:value-type="string">
            <text:p>GAMES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 office:value-type="string" calcext:value-type="string">
            <text:p>team</text:p>
          </table:table-cell>
          <table:table-cell table:style-name="Default" office:value-type="string" calcext:value-type="string">
            <text:p>win</text:p>
          </table:table-cell>
          <table:table-cell table:style-name="Default" office:value-type="string" calcext:value-type="string">
            <text:p>loss</text:p>
          </table:table-cell>
          <table:table-cell table:style-name="Default" office:value-type="string" calcext:value-type="string">
            <text:p>otloss</text:p>
          </table:table-cell>
          <table:table-cell table:style-name="Default" office:value-type="string" calcext:value-type="string">
            <text:p>point</text:p>
          </table:table-cell>
          <table:table-cell table:style-name="Default" office:value-type="string" calcext:value-type="string">
            <text:p>gf</text:p>
          </table:table-cell>
          <table:table-cell table:style-name="Default" office:value-type="string" calcext:value-type="string">
            <text:p>ga</text:p>
          </table:table-cell>
          <table:table-cell table:style-name="Default" office:value-type="string" calcext:value-type="string">
            <text:p>diff</text:p>
          </table:table-cell>
          <table:table-cell table:style-name="Default" office:value-type="string" calcext:value-type="string">
            <text:p>gp</text:p>
          </table:table-cell>
          <table:table-cell table:style-name="Default" office:value-type="string" calcext:value-type="string">
            <text:p>home_win</text:p>
          </table:table-cell>
          <table:table-cell table:style-name="Default" office:value-type="string" calcext:value-type="string">
            <text:p>home_loss</text:p>
          </table:table-cell>
          <table:table-cell table:style-name="Default" office:value-type="string" calcext:value-type="string">
            <text:p>away_win</text:p>
          </table:table-cell>
          <table:table-cell table:style-name="Default" office:value-type="string" calcext:value-type="string">
            <text:p>away_loss</text:p>
          </table:table-cell>
          <table:table-cell table:style-name="Default" office:value-type="string" calcext:value-type="string">
            <text:p>point_percentage</text:p>
          </table:table-cell>
          <table:table-cell table:style-name="Default"/>
          <table:table-cell table:style-name="Default" office:value-type="string" calcext:value-type="string">
            <text:p>home_team</text:p>
          </table:table-cell>
          <table:table-cell table:style-name="Default" office:value-type="string" calcext:value-type="string">
            <text:p>away_team</text:p>
          </table:table-cell>
          <table:table-cell table:style-name="Default" office:value-type="string" calcext:value-type="string">
            <text:p>home_score</text:p>
          </table:table-cell>
          <table:table-cell table:style-name="Default" office:value-type="string" calcext:value-type="string">
            <text:p>away_score</text:p>
          </table:table-cell>
          <table:table-cell table:style-name="Default" office:value-type="string" calcext:value-type="string">
            <text:p>ending_period</text:p>
          </table:table-cell>
          <table:table-cell table:style-name="Default" office:value-type="string" calcext:value-type="string">
            <text:p>home_wins</text:p>
          </table:table-cell>
          <table:table-cell office:value-type="string" calcext:value-type="string">
            <text:p>played</text:p>
          </table:table-cell>
        </table:table-row>
        <table:table-row table:style-name="ro1">
          <table:table-cell office:value-type="string" calcext:value-type="string">
            <text:p>19 Penguin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157" calcext:value-type="float">
            <text:p>157</text:p>
          </table:table-cell>
          <table:table-cell office:value-type="float" office:value="118" calcext:value-type="float">
            <text:p>1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8.5714" calcext:value-type="float">
            <text:p>78.57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 Blue Jay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142" calcext:value-type="float">
            <text:p>142</text:p>
          </table:table-cell>
          <table:table-cell office:value-type="float" office:value="118" calcext:value-type="float">
            <text:p>118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4.2857" calcext:value-type="float">
            <text:p>64.28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 Goldfinch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141" calcext:value-type="float">
            <text:p>141</text:p>
          </table:table-cell>
          <table:table-cell office:value-type="float" office:value="123" calcext:value-type="float">
            <text:p>123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4.2857" calcext:value-type="float">
            <text:p>64.28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7 Mallard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45" calcext:value-type="float">
            <text:p>145</text:p>
          </table:table-cell>
          <table:table-cell office:value-type="float" office:value="123" calcext:value-type="float">
            <text:p>123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1.2245" calcext:value-type="float">
            <text:p>61.22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3 Purple Martin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139" calcext:value-type="float">
            <text:p>139</text:p>
          </table:table-cell>
          <table:table-cell office:value-type="float" office:value="130" calcext:value-type="float">
            <text:p>130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0.2041" calcext:value-type="float">
            <text:p>60.20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 Woodpecker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145" calcext:value-type="float">
            <text:p>145</text:p>
          </table:table-cell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8.1633" calcext:value-type="float">
            <text:p>58.16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8 Sea Gull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-10" calcext:value-type="float">
            <text:p>-10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8.1633" calcext:value-type="float">
            <text:p>58.16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 Oriole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31" calcext:value-type="float">
            <text:p>131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7.1429" calcext:value-type="float">
            <text:p>57.14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 Canary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58" calcext:value-type="float">
            <text:p>158</text:p>
          </table:table-cell>
          <table:table-cell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7.1429" calcext:value-type="float">
            <text:p>57.14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 Warbler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6.1224" calcext:value-type="float">
            <text:p>56.12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 Bluebird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138" calcext:value-type="float">
            <text:p>138</text:p>
          </table:table-cell>
          <table:table-cell office:value-type="float" office:value="141" calcext:value-type="float">
            <text:p>141</text:p>
          </table:table-cell>
          <table:table-cell office:value-type="float" office:value="-3" calcext:value-type="float">
            <text:p>-3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6.1224" calcext:value-type="float">
            <text:p>56.12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5 Killdeer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5.102" calcext:value-type="float">
            <text:p>55.1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 Robin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60" calcext:value-type="float">
            <text:p>160</text:p>
          </table:table-cell>
          <table:table-cell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5.102" calcext:value-type="float">
            <text:p>55.1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 Hummingbird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office:value-type="float" office:value="-4" calcext:value-type="float">
            <text:p>-4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53.0612" calcext:value-type="float">
            <text:p>53.06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6 Mockingbird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6" calcext:value-type="float">
            <text:p>126</text:p>
          </table:table-cell>
          <table:table-cell office:value-type="float" office:value="133" calcext:value-type="float">
            <text:p>133</text:p>
          </table:table-cell>
          <table:table-cell office:value-type="float" office:value="-7" calcext:value-type="float">
            <text:p>-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1.0204" calcext:value-type="float">
            <text:p>51.02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 Cardina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13" calcext:value-type="float">
            <text:p>113</text:p>
          </table:table-cell>
          <table:table-cell office:value-type="float" office:value="125" calcext:value-type="float">
            <text:p>125</text:p>
          </table:table-cell>
          <table:table-cell office:value-type="float" office:value="-12" calcext:value-type="float">
            <text:p>-12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7.9592" calcext:value-type="float">
            <text:p>47.95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 Chickadee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27" calcext:value-type="float">
            <text:p>127</text:p>
          </table:table-cell>
          <table:table-cell office:value-type="float" office:value="143" calcext:value-type="float">
            <text:p>143</text:p>
          </table:table-cell>
          <table:table-cell office:value-type="float" office:value="-16" calcext:value-type="float">
            <text:p>-16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7.9592" calcext:value-type="float">
            <text:p>47.95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 Sparrow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27" calcext:value-type="float">
            <text:p>127</text:p>
          </table:table-cell>
          <table:table-cell office:value-type="float" office:value="142" calcext:value-type="float">
            <text:p>142</text:p>
          </table:table-cell>
          <table:table-cell office:value-type="float" office:value="-15" calcext:value-type="float">
            <text:p>-15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1.8367" calcext:value-type="float">
            <text:p>41.83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 Mourning Dove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13" calcext:value-type="float">
            <text:p>113</text:p>
          </table:table-cell>
          <table:table-cell office:value-type="float" office:value="151" calcext:value-type="float">
            <text:p>151</text:p>
          </table:table-cell>
          <table:table-cell office:value-type="float" office:value="-38" calcext:value-type="float">
            <text:p>-38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6.7347" calcext:value-type="float">
            <text:p>36.73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6 Eagle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5.7895" calcext:value-type="float">
            <text:p>65.78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5 Dove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3.1579" calcext:value-type="float">
            <text:p>63.15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3 Parrot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0.5263" calcext:value-type="float">
            <text:p>60.52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2 Roadrunner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-2" calcext:value-type="float">
            <text:p>-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0.5263" calcext:value-type="float">
            <text:p>60.52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 Ostrich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-3" calcext:value-type="float">
            <text:p>-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5.2632" calcext:value-type="float">
            <text:p>55.26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 Swa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-8" calcext:value-type="float">
            <text:p>-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.2632" calcext:value-type="float">
            <text:p>55.26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0 Peacock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-12" calcext:value-type="float">
            <text:p>-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7.3684" calcext:value-type="float">
            <text:p>47.36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4 Hero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-14" calcext:value-type="float">
            <text:p>-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2.1053" calcext:value-type="float">
            <text:p>42.10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9 Turkey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2.1053" calcext:value-type="float">
            <text:p>42.10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1 Pelican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-9" calcext:value-type="float">
            <text:p>-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2.1053" calcext:value-type="float">
            <text:p>42.10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7 Owl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-4" calcext:value-type="float">
            <text:p>-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9.4737" calcext:value-type="float">
            <text:p>39.4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 Flamingo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-12" calcext:value-type="float">
            <text:p>-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6.8421" calcext:value-type="float">
            <text:p>36.84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8 Hawk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-23" calcext:value-type="float">
            <text:p>-2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6.8421" calcext:value-type="float">
            <text:p>36.8421</text:p>
          </table:table-cell>
          <table:table-cell table:number-columns-repeated="8"/>
        </table:table-row>
        <table:table-row table:style-name="ro1">
          <table:table-cell table:style-name="Default" table:number-columns-repeated="14"/>
          <table:table-cell table:number-columns-repeated="8"/>
        </table:table-row>
        <table:table-row table:style-name="ro1">
          <table:table-cell table:style-name="Default" office:value-type="string" calcext:value-type="string">
            <text:p>Tiebreaker: Standings decided by points, wins, goal diff, head to head outcome</text:p>
          </table:table-cell>
          <table:table-cell table:style-name="Default" table:number-columns-repeated="13"/>
          <table:table-cell table:number-columns-repeated="8"/>
        </table:table-row>
        <table:table-row table:style-name="ro1">
          <table:table-cell table:style-name="Default" office:value-type="string" calcext:value-type="string">
            <text:p>Started: 3/1/21</text:p>
          </table:table-cell>
          <table:table-cell table:style-name="Default" table:number-columns-repeated="13"/>
          <table:table-cell table:number-columns-repeated="8"/>
        </table:table-row>
        <table:table-row table:style-name="ro1">
          <table:table-cell table:style-name="Default" office:value-type="string" calcext:value-type="string">
            <text:p>Finished:</text:p>
          </table:table-cell>
          <table:table-cell table:style-name="Default" table:number-columns-repeated="13"/>
          <table:table-cell table:number-columns-repeated="8"/>
        </table:table-row>
        <table:table-row table:style-name="ro1">
          <table:table-cell table:style-name="ce1" office:value-type="string" calcext:value-type="string">
            <text:p><text:span text:style-name="T1">Speed: </text:span><text:span text:style-name="T2">gameplayTickMilli = 25, shootoutSec = 15</text:span></text:p>
          </table:table-cell>
          <table:table-cell table:style-name="Default" table:number-columns-repeated="13"/>
          <table:table-cell table:number-columns-repeated="8"/>
        </table:table-row>
        <table:table-row table:style-name="ro1" table:number-rows-repeated="3">
          <table:table-cell table:style-name="Default" table:number-columns-repeated="14"/>
          <table:table-cell table:number-columns-repeated="8"/>
        </table:table-row>
        <table:table-row table:style-name="ro1">
          <table:table-cell table:style-name="Default" office:value-type="string" calcext:value-type="string">
            <text:p>-- standing</text:p>
          </table:table-cell>
          <table:table-cell table:style-name="Default" table:number-columns-repeated="13"/>
          <table:table-cell table:number-columns-repeated="8"/>
        </table:table-row>
        <table:table-row table:style-name="ro1">
          <table:table-cell table:style-name="Default" office:value-type="string" calcext:value-type="string">
            <text:p>SELECT concat(concat(t.id, ' '), t.name) as team, s.win, s.loss, s.otloss, s.point, s.gf, s.ga, s.gf - s.ga as diff, s.gp, s.home_win, s.home_loss, s.away_win, s.away_loss</text:p>
          </table:table-cell>
          <table:table-cell table:style-name="Default" table:number-columns-repeated="13"/>
          <table:table-cell table:number-columns-repeated="8"/>
        </table:table-row>
        <table:table-row table:style-name="ro1">
          <table:table-cell table:style-name="Default" office:value-type="string" calcext:value-type="string">
            <text:p>FROM standing s join team t on s.team_id = t.id where s.season_id = 1</text:p>
          </table:table-cell>
          <table:table-cell table:style-name="Default" table:number-columns-repeated="13"/>
          <table:table-cell table:number-columns-repeated="8"/>
        </table:table-row>
        <table:table-row table:style-name="ro1">
          <table:table-cell table:style-name="Default" office:value-type="string" calcext:value-type="string">
            <text:p>order by point desc, win desc, diff desc</text:p>
          </table:table-cell>
          <table:table-cell table:style-name="Default" table:number-columns-repeated="13"/>
          <table:table-cell table:number-columns-repeated="8"/>
        </table:table-row>
        <table:table-row table:style-name="ro1">
          <table:table-cell table:style-name="Default" table:number-columns-repeated="14"/>
          <table:table-cell table:number-columns-repeated="8"/>
        </table:table-row>
        <table:table-row table:style-name="ro1">
          <table:table-cell table:style-name="Default" office:value-type="string" calcext:value-type="string">
            <text:p>-- game</text:p>
          </table:table-cell>
          <table:table-cell table:style-name="Default" table:number-columns-repeated="13"/>
          <table:table-cell table:number-columns-repeated="8"/>
        </table:table-row>
        <table:table-row table:style-name="ro1">
          <table:table-cell table:style-name="Default"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style-name="Default" table:number-columns-repeated="13"/>
          <table:table-cell table:number-columns-repeated="8"/>
        </table:table-row>
        <table:table-row table:style-name="ro1">
          <table:table-cell table:style-name="Default" office:value-type="string" calcext:value-type="string">
            <text:p>home_score, away_score, ending_period, home_score &gt; away_score as home_wins, updated as played FROM game g where g.season_id = 1</text:p>
          </table:table-cell>
          <table:table-cell table:style-name="Default" table:number-columns-repeated="13"/>
          <table:table-cell table:number-columns-repeated="8"/>
        </table:table-row>
        <table:table-row table:style-name="ro1">
          <table:table-cell table:style-name="Default" office:value-type="string" calcext:value-type="string">
            <text:p>-- and (home_team_id = 5 or away_team_id = 5)</text:p>
          </table:table-cell>
          <table:table-cell table:style-name="Default" table:number-columns-repeated="13"/>
          <table:table-cell table:number-columns-repeated="8"/>
        </table:table-row>
        <table:table-row table:style-name="ro1">
          <table:table-cell table:style-name="Default" office:value-type="string" calcext:value-type="string">
            <text:p>and ending_period is not null order by id desc</text:p>
          </table:table-cell>
          <table:table-cell table:style-name="Default" table:number-columns-repeated="13"/>
          <table:table-cell table:number-columns-repeated="8"/>
        </table:table-row>
        <table:table-row table:style-name="ro1" table:number-rows-repeated="5">
          <table:table-cell table:style-name="Default" table:number-columns-repeated="14"/>
          <table:table-cell table:number-columns-repeated="8"/>
        </table:table-row>
        <table:table-row table:style-name="ro1">
          <table:table-cell table:style-name="Default" table:number-columns-repeated="14"/>
          <table:table-cell table:number-columns-repeated="8"/>
        </table:table-row>
      </table:table>
      <table:table table:name="4" table:style-name="ta1">
        <table:table-column table:style-name="co1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0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7" table:default-cell-style-name="ce2"/>
        <table:table-column table:style-name="co16" table:default-cell-style-name="ce2"/>
        <table:table-column table:style-name="co18" table:default-cell-style-name="ce4"/>
        <table:table-row table:style-name="ro1">
          <table:table-cell office:value-type="string" calcext:value-type="string">
            <text:p>Winner: Hummingbird</text:p>
          </table:table-cell>
          <table:table-cell table:number-columns-repeated="2"/>
          <table:table-cell office:value-type="string" calcext:value-type="string">
            <text:p>Detail: Hummingbird and Goldfinch break away from the pack both winning an improbable number of away games. Hummingbird prevails and wins the season losing 2 games to Goldfinch and 1 to Sparrow</text:p>
          </table:table-cell>
          <table:table-cell table:number-columns-repeated="10"/>
          <table:table-cell table:style-name="Default" table:number-columns-repeated="7"/>
        </table:table-row>
        <table:table-row table:style-name="ro1">
          <table:table-cell table:number-columns-repeated="14"/>
          <table:table-cell table:style-name="Default" table:number-columns-repeated="7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3"/>
          <table:table-cell table:style-name="Default" office:value-type="string" calcext:value-type="string">
            <text:p>GAMES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/>
          <table:table-cell table:style-name="Default" office:value-type="string" calcext:value-type="string">
            <text:p>home_team</text:p>
          </table:table-cell>
          <table:table-cell table:style-name="Default" office:value-type="string" calcext:value-type="string">
            <text:p>away_team</text:p>
          </table:table-cell>
          <table:table-cell table:style-name="Default" office:value-type="string" calcext:value-type="string">
            <text:p>home_score</text:p>
          </table:table-cell>
          <table:table-cell table:style-name="Default" office:value-type="string" calcext:value-type="string">
            <text:p>away_score</text:p>
          </table:table-cell>
          <table:table-cell table:style-name="Default" office:value-type="string" calcext:value-type="string">
            <text:p>ending_period</text:p>
          </table:table-cell>
          <table:table-cell table:style-name="Default" office:value-type="string" calcext:value-type="string">
            <text:p>home_wins</text:p>
          </table:table-cell>
          <table:table-cell table:style-name="Default" office:value-type="string" calcext:value-type="string">
            <text:p>played</text:p>
          </table:table-cell>
        </table:table-row>
        <table:table-row table:style-name="ro1">
          <table:table-cell office:value-type="string" calcext:value-type="string">
            <text:p>1 Hummingbird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5T18:00:52" calcext:value-type="date">
            <text:p>01/25/21 06:00 PM</text:p>
          </table:table-cell>
        </table:table-row>
        <table:table-row table:style-name="ro1">
          <table:table-cell office:value-type="string" calcext:value-type="string">
            <text:p>3 Goldfinch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1-26T13:23:32" calcext:value-type="date">
            <text:p>01/26/21 01:23 PM</text:p>
          </table:table-cell>
        </table:table-row>
        <table:table-row table:style-name="ro1">
          <table:table-cell office:value-type="string" calcext:value-type="string">
            <text:p>6 Oriol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-2" calcext:value-type="float">
            <text:p>-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6T16:44:04" calcext:value-type="date">
            <text:p>01/26/21 04:44 PM</text:p>
          </table:table-cell>
        </table:table-row>
        <table:table-row table:style-name="ro1">
          <table:table-cell office:value-type="string" calcext:value-type="string">
            <text:p>5 Cardinal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-8" calcext:value-type="float">
            <text:p>-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7T16:33:57" calcext:value-type="date">
            <text:p>01/27/21 04:33 PM</text:p>
          </table:table-cell>
        </table:table-row>
        <table:table-row table:style-name="ro1">
          <table:table-cell office:value-type="string" calcext:value-type="string">
            <text:p>2 Sparrow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-3" calcext:value-type="float">
            <text:p>-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7T22:00:41" calcext:value-type="date">
            <text:p>01/27/21 10:00 PM</text:p>
          </table:table-cell>
        </table:table-row>
        <table:table-row table:style-name="ro1">
          <table:table-cell office:value-type="string" calcext:value-type="string">
            <text:p>8 Woodpecke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8T12:26:15" calcext:value-type="date">
            <text:p>01/28/21 12:26 PM</text:p>
          </table:table-cell>
        </table:table-row>
        <table:table-row table:style-name="ro1">
          <table:table-cell office:value-type="string" calcext:value-type="string">
            <text:p>7 Robi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-6" calcext:value-type="float">
            <text:p>-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8T17:29:22" calcext:value-type="date">
            <text:p>01/28/21 05:29 PM</text:p>
          </table:table-cell>
        </table:table-row>
        <table:table-row table:style-name="ro1"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-9" calcext:value-type="float">
            <text:p>-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 Sparrow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9T13:16:23" calcext:value-type="date">
            <text:p>01/29/21 01:16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9T15:53:45" calcext:value-type="date">
            <text:p>01/29/21 03:53 PM</text:p>
          </table:table-cell>
        </table:table-row>
        <table:table-row table:style-name="ro1">
          <table:table-cell office:value-type="string" calcext:value-type="string">
            <text:p>Tiebreaker: Standings decided by points, wins, goal diff, head to head outcome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4 Chickade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1-29T17:58:38" calcext:value-type="date">
            <text:p>01/29/21 05:58 PM</text:p>
          </table:table-cell>
        </table:table-row>
        <table:table-row table:style-name="ro1">
          <table:table-cell office:value-type="string" calcext:value-type="string">
            <text:p>Started: 1/25/2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1-29T23:20:25" calcext:value-type="date">
            <text:p>01/29/21 11:20 PM</text:p>
          </table:table-cell>
        </table:table-row>
        <table:table-row table:style-name="ro1">
          <table:table-cell office:value-type="string" calcext:value-type="string">
            <text:p>Finished: 2/17/2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1T16:03:31" calcext:value-type="date">
            <text:p>02/01/21 04:03 PM</text:p>
          </table:table-cell>
        </table:table-row>
        <table:table-row table:style-name="ro1">
          <table:table-cell table:style-name="ce1" office:value-type="string" calcext:value-type="string">
            <text:p><text:span text:style-name="T1">Speed: </text:span><text:span text:style-name="T2">gameplayTickMilli = 1000, shootoutSec = 40, intermissionSec = 1020</text:span>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1T18:05:14" calcext:value-type="date">
            <text:p>02/01/21 06:05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1T20:26:53" calcext:value-type="date">
            <text:p>02/01/21 08:26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2T11:33:14" calcext:value-type="date">
            <text:p>02/02/21 11:33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2T13:35:48" calcext:value-type="date">
            <text:p>02/02/21 01:35 PM</text:p>
          </table:table-cell>
        </table:table-row>
        <table:table-row table:style-name="ro1">
          <table:table-cell office:value-type="string" calcext:value-type="string">
            <text:p>-- standing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2T15:37:07" calcext:value-type="date">
            <text:p>02/02/21 03:37 PM</text:p>
          </table:table-cell>
        </table:table-row>
        <table:table-row table:style-name="ro1">
          <table:table-cell office:value-type="string" calcext:value-type="string">
            <text:p>SELECT concat(concat(t.id, ' '), t.name) as team, s.win, s.loss, s.otloss, s.point, s.gf, s.ga, s.gf - s.ga as diff, s.gp, s.home_win, s.home_loss, s.away_win, s.away_loss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3T11:14:25" calcext:value-type="date">
            <text:p>02/03/21 11:14 AM</text:p>
          </table:table-cell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3T13:51:30" calcext:value-type="date">
            <text:p>02/03/21 01:51 PM</text:p>
          </table:table-cell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3T16:01:25" calcext:value-type="date">
            <text:p>02/03/21 04:01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3T18:02:46" calcext:value-type="date">
            <text:p>02/03/21 06:02 PM</text:p>
          </table:table-cell>
        </table:table-row>
        <table:table-row table:style-name="ro1">
          <table:table-cell office:value-type="string" calcext:value-type="string">
            <text:p>-- game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3T20:51:42" calcext:value-type="date">
            <text:p>02/03/21 08:51 PM</text:p>
          </table:table-cell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4T10:54:17" calcext:value-type="date">
            <text:p>02/04/21 10:54 AM</text:p>
          </table:table-cell>
        </table:table-row>
        <table:table-row table:style-name="ro1">
          <table:table-cell office:value-type="string" calcext:value-type="string">
            <text:p>home_score, away_score, ending_period, home_score &gt; away_score as home_wins, updated as played FROM game g where g.season_id = 1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4T13:15:53" calcext:value-type="date">
            <text:p>02/04/21 01:15 PM</text:p>
          </table:table-cell>
        </table:table-row>
        <table:table-row table:style-name="ro1">
          <table:table-cell office:value-type="string" calcext:value-type="string">
            <text:p>-- and (home_team_id = 5 or away_team_id = 5)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5 Cardin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4T15:18:37" calcext:value-type="date">
            <text:p>02/04/21 03:18 PM</text:p>
          </table:table-cell>
        </table:table-row>
        <table:table-row table:style-name="ro1">
          <table:table-cell office:value-type="string" calcext:value-type="string">
            <text:p>and ending_period is not null order by id desc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4T17:42:59" calcext:value-type="date">
            <text:p>02/04/21 05:42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5T11:59:33" calcext:value-type="date">
            <text:p>02/05/21 11:59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5T16:44:07" calcext:value-type="date">
            <text:p>02/05/21 04:44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8T15:03:02" calcext:value-type="date">
            <text:p>02/08/21 03:03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2 Sparro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8T17:04:32" calcext:value-type="date">
            <text:p>02/08/21 05:04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8T19:05:50" calcext:value-type="date">
            <text:p>02/08/21 07:05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9T10:02:15" calcext:value-type="date">
            <text:p>02/09/21 10:02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9T12:03:12" calcext:value-type="date">
            <text:p>02/09/21 12:03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9T14:13:14" calcext:value-type="date">
            <text:p>02/09/21 02:13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9T16:20:13" calcext:value-type="date">
            <text:p>02/09/21 04:20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0T11:01:12" calcext:value-type="date">
            <text:p>02/10/21 11:01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0T13:02:00" calcext:value-type="date">
            <text:p>02/10/21 01:02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0T15:09:00" calcext:value-type="date">
            <text:p>02/10/21 03:09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0T17:09:09" calcext:value-type="date">
            <text:p>02/10/21 05:09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1T09:40:26" calcext:value-type="date">
            <text:p>02/11/21 09:40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1T10:11:50" calcext:value-type="date">
            <text:p>02/11/21 10:11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1T10:43:03" calcext:value-type="date">
            <text:p>02/11/21 10:43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1T13:21:03" calcext:value-type="date">
            <text:p>02/11/21 01:21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1T15:41:21" calcext:value-type="date">
            <text:p>02/11/21 03:41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1T17:42:28" calcext:value-type="date">
            <text:p>02/11/21 05:42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2T09:05:26" calcext:value-type="date">
            <text:p>02/12/21 09:05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2T09:44:30" calcext:value-type="date">
            <text:p>02/12/21 09:44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6 Oriol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2T10:15:37" calcext:value-type="date">
            <text:p>02/12/21 10:15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2T10:46:45" calcext:value-type="date">
            <text:p>02/12/21 10:46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2T14:13:05" calcext:value-type="date">
            <text:p>02/12/21 02:13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2T16:14:23" calcext:value-type="date">
            <text:p>02/12/21 04:14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2T18:16:39" calcext:value-type="date">
            <text:p>02/12/21 06:16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4 Chickade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3T01:31:30" calcext:value-type="date">
            <text:p>02/13/21 01:31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5 Cardin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4T18:46:14" calcext:value-type="date">
            <text:p>02/14/21 06:46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7T14:40:32" calcext:value-type="date">
            <text:p>02/17/21 02:40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7T16:43:04" calcext:value-type="date">
            <text:p>02/17/21 04:43 PM</text:p>
          </table:table-cell>
        </table:table-row>
      </table:table>
      <table:table table:name="3" table:style-name="ta1">
        <table:table-column table:style-name="co2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column table:style-name="co22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Winner: Woodpecker</text:p>
          </table:table-cell>
          <table:table-cell table:number-columns-repeated="2"/>
          <table:table-cell office:value-type="string" calcext:value-type="string">
            <text:p>Detail: Woodpecker wins season 3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3"/>
          <table:table-cell office:value-type="string" calcext:value-type="string">
            <text:p>GAM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  <table:table-cell office:value-type="string" calcext:value-type="string">
            <text:p>home_wins</text:p>
          </table:table-cell>
        </table:table-row>
        <table:table-row table:style-name="ro1">
          <table:table-cell office:value-type="string" calcext:value-type="string">
            <text:p>8 Woodpecker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 Sparrow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3 Goldfinch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 Canary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 Goldfinch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 Bluebird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 Mourning Dove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 Purple Martin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 Cardinal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 Hummingbird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0 Bluebir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 Warbler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 Chickadee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2 Blue Ja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 Mockingbird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 Robi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 Oriol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5 Killdeer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 Killde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-22" calcext:value-type="float">
            <text:p>-2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6 Mockingbir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 Blue Jay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101" calcext:value-type="float">
            <text:p>101</text:p>
          </table:table-cell>
          <table:table-cell office:value-type="float" office:value="-24" calcext:value-type="float">
            <text:p>-2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 Sparrow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3 Goldfin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ebreaker: Standings decided by points, wins, goal diff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e: 2020-04-20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peed: <text:span text:style-name="T3">gameplayTickMilli = 50, shootoutSec = 12, intermissionSec = 12</text:span>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6 Oriol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- standing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LECT concat(concat(t.id, ' '), t.name) as team, s.win, s.loss, s.otloss, s.point, s.gf, s.ga, s.gf - s.ga as diff, s.gp, s.home_win, s.home_loss, s.away_win, s.away_loss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12 Blue J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- game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me_score, away_score, ending_period, home_score &gt; away_score as home_wins FROM game g where g.season_id = 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- and (home_team_id = 5 or away_team_id = 5)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6 Mocking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 ending_period is not null order by id desc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2 Blue Ja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3 Purple Marti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2 Sparrow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7 Robi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9 Canary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0 Bluebird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 Hummingbi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9 Cana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2 Blue Ja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6 Mockingbi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3 Goldfin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5 Cardin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4 Mourning Dov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6 Mockingbir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0 Blue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5 Killdeer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3 Goldfinch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8 Woodpecke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3 Purple Marti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3 Goldfinc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2 Blue Ja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5 Cardin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6 Oriol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9 Canar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6 Mockingbi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8 Woodpeck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0 Bluebi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1 Warble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4 Mourning Dov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6 Mockingbi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3 Goldfin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7 Rob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4 Mourning Dov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6 Mockingbi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0 Bluebi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" table:style-name="ta1">
        <table:table-column table:style-name="co2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22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28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16" table:number-columns-repeated="3" table:default-cell-style-name="Default"/>
        <table:table-row table:style-name="ro1">
          <table:table-cell office:value-type="string" calcext:value-type="string">
            <text:p>Winner: Oriole</text:p>
          </table:table-cell>
          <table:table-cell table:number-columns-repeated="2"/>
          <table:table-cell office:value-type="string" calcext:value-type="string">
            <text:p>Detail: Oriole wins season 2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3"/>
          <table:table-cell office:value-type="string" calcext:value-type="string">
            <text:p>GAM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  <table:table-cell/>
          <table:table-cell office:value-type="string" calcext:value-type="string">
            <text:p>-- standing</text:p>
          </table:table-cell>
          <table:table-cell/>
        </table:table-row>
        <table:table-row table:style-name="ro1">
          <table:table-cell office:value-type="string" calcext:value-type="string">
            <text:p>6 Oriol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Sparrow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 t.name, s.win, s.loss, s.otloss, s.point, s.gf, s.ga, s.gf - s.ga as diff, s.gp, s.home_win, s.home_loss, s.away_win, s.away_loss</text:p>
          </table:table-cell>
          <table:table-cell/>
        </table:table-row>
        <table:table-row table:style-name="ro1">
          <table:table-cell office:value-type="string" calcext:value-type="string">
            <text:p>3 Goldfinch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ROM standing s join team t on s.team_id = t.id where s.season_id = 1</text:p>
          </table:table-cell>
          <table:table-cell/>
        </table:table-row>
        <table:table-row table:style-name="ro1">
          <table:table-cell office:value-type="string" calcext:value-type="string">
            <text:p>5 Cardina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Chickad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rder by point desc, win desc, diff desc;</text:p>
          </table:table-cell>
          <table:table-cell/>
        </table:table-row>
        <table:table-row table:style-name="ro1">
          <table:table-cell office:value-type="string" calcext:value-type="string">
            <text:p>1 Hummingbi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Chickade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-10" calcext:value-type="float">
            <text:p>-1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Orio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- game</text:p>
          </table:table-cell>
          <table:table-cell/>
        </table:table-row>
        <table:table-row table:style-name="ro1">
          <table:table-cell office:value-type="string" calcext:value-type="string">
            <text:p>7 Robi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 (SELECT name FROM team t WHERE t.id = g.home_team_id) as home_team,</text:p>
          </table:table-cell>
          <table:table-cell/>
        </table:table-row>
        <table:table-row table:style-name="ro1"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-4" calcext:value-type="float">
            <text:p>-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Woodpe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s text:c="3"/>(SELECT name FROM team t WHERE t.id = g.away_team_id) as away_team,</text:p>
          </table:table-cell>
        </table:table-row>
        <table:table-row table:style-name="ro1"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-23" calcext:value-type="float">
            <text:p>-2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arrow</text:p>
          </table:table-cell>
          <table:table-cell office:value-type="string" calcext:value-type="string">
            <text:p>Hummingbir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ome_score, away_score, ending_period FROM game g where g.season_id = 1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Goldfin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- and home_team_id = 8 or away_team_id = 8;</text:p>
          </table:table-cell>
          <table:table-cell/>
        </table:table-row>
        <table:table-row table:style-name="ro1">
          <table:table-cell office:value-type="string" calcext:value-type="string">
            <text:p>Tiebreaker: Standings decided by points, wins, goal diff</text:p>
          </table:table-cell>
          <table:table-cell table:number-columns-repeated="13"/>
          <table:table-cell office:value-type="string" calcext:value-type="string">
            <text:p>Sparrow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: 2020-04-10</text:p>
          </table:table-cell>
          <table:table-cell table:number-columns-repeated="13"/>
          <table:table-cell office:value-type="string" calcext:value-type="string">
            <text:p>Sparrow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peed: <text:span text:style-name="T3">gameplayTickMilli = 130, shootoutSec = 15, intermissionSec = 30</text:span></text:p>
          </table:table-cell>
          <table:table-cell table:number-columns-repeated="13"/>
          <table:table-cell office:value-type="string" calcext:value-type="string">
            <text:p>Sparrow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Robi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Woodpecker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Humm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Sparro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Chickad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Robi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Woodpeck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Sparr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Goldfin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Orio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Woodpeck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Sparr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Robi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Woodpeck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Humm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Sparrow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Goldfin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Robi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Woodpeck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Hummingbir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Sparrow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Chickade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Woodpeck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Sparro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Goldfinch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Orio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Rob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</table:table>
      <table:table table:name="1" table:style-name="ta1">
        <table:table-column table:style-name="co1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default-cell-style-name="Default"/>
        <table:table-column table:style-name="co16" table:number-columns-repeated="6" table:default-cell-style-name="Default"/>
        <table:table-row table:style-name="ro1">
          <table:table-cell office:value-type="string" calcext:value-type="string">
            <text:p>Winner: Goldfinch</text:p>
          </table:table-cell>
          <table:table-cell table:number-columns-repeated="2"/>
          <table:table-cell office:value-type="string" calcext:value-type="string">
            <text:p>Detail: Goldfinch wins the first scoreboard season on a goal diff tiebreaker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9"/>
          <table:table-cell office:value-type="string" calcext:value-type="string">
            <text:p>GAM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</table:table-row>
        <table:table-row table:style-name="ro1">
          <table:table-cell office:value-type="string" calcext:value-type="string">
            <text:p>Brickway</text:p>
          </table:table-cell>
          <table:table-cell office:value-type="string" calcext:value-type="string">
            <text:p>Hummingbi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Sparrow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ickway</text:p>
          </table:table-cell>
          <table:table-cell office:value-type="string" calcext:value-type="string">
            <text:p>Sparrow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Goldfinch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perdome</text:p>
          </table:table-cell>
          <table:table-cell office:value-type="string" calcext:value-type="string">
            <text:p>Goldfin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lluride</text:p>
          </table:table-cell>
          <table:table-cell office:value-type="string" calcext:value-type="string">
            <text:p>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arrow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parrow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standings order determined by points, win, diff overall</text:p>
          </table:table-cell>
          <table:table-cell table:number-columns-repeated="9"/>
          <table:table-cell office:value-type="string" calcext:value-type="string">
            <text:p>Sparrow</text:p>
          </table:table-cell>
          <table:table-cell office:value-type="string" calcext:value-type="string">
            <text:p>Chickad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then points, win, diff in games between tied teams</text:p>
          </table:table-cell>
          <table:table-cell table:number-columns-repeated="9"/>
          <table:table-cell office:value-type="string" calcext:value-type="string">
            <text:p>Goldfinch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Goldfinch</text:p>
          </table:table-cell>
          <table:table-cell office:value-type="string" calcext:value-type="string">
            <text:p>Sparro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te: 2020-04-03</text:p>
          </table:table-cell>
          <table:table-cell table:number-columns-repeated="9"/>
          <table:table-cell office:value-type="string" calcext:value-type="string">
            <text:p>Goldfinch</text:p>
          </table:table-cell>
          <table:table-cell office:value-type="string" calcext:value-type="string">
            <text:p>Chickade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Speed: <text:span text:style-name="T3">gameplayTickMilli = 1000, shootoutSec = 40, intermissionSec = 1020</text:span></text:p>
          </table:table-cell>
          <table:table-cell table:number-columns-repeated="9"/>
          <table:table-cell office:value-type="string" calcext:value-type="string">
            <text:p>Chickadee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hickadee</text:p>
          </table:table-cell>
          <table:table-cell office:value-type="string" calcext:value-type="string">
            <text:p>Sparrow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hickadee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2">
          <table:table-cell table:style-name="ce3" office:value-type="string" calcext:value-type="string">
            <text:p>SELECT (SELECT name FROM team t WHERE t.id = g.home_team_id) as home_team,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<text:s text:c="4"/>(SELECT name FROM team t WHERE t.id = g.away_team_id) as away_team,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<text:s/>home_score, away_score, ending_period FROM game g;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2">
          <table:table-cell table:style-name="ce3" office:value-type="string" calcext:value-type="string">
            <text:p>SELECT t.location, t.name, s.win, s.loss, s.otloss, s.point, s.gf, s.ga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FROM standing s join team t on s.team_id = t.id;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Lucida Sans" svg:font-family="'Lucida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/00/0000</text:date>, <text:time style:data-style-name="N2" text:time-value="11:47:29.4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4T15:08:14.219000000</meta:creation-date>
    <meta:generator>LibreOffice/6.3.4.2$Windows_X86_64 LibreOffice_project/60da17e045e08f1793c57c00ba83cdfce946d0aa</meta:generator>
    <dc:date>2021-03-19T11:14:41.235000000</dc:date>
    <meta:editing-duration>P6DT9H39M35S</meta:editing-duration>
    <meta:editing-cycles>32</meta:editing-cycles>
    <meta:document-statistic meta:table-count="5" meta:cell-count="3243" meta:object-count="0"/>
  </office:meta>
</office:document-meta>
</file>